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e0b7" officeooo:paragraph-rsid="000ee0b7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03ff3" officeooo:paragraph-rsid="00103ff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officeooo:rsid="000ee0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b Exercise 16</text:p>
      <text:p text:style-name="P3">- <text:span text:style-name="T1">Matthew Carlis</text:span></text:p>
      <text:p text:style-name="P3"/>
      <text:p text:style-name="Standard">// <text:span text:style-name="T1">main.c</text:span></text:p>
      <text:p text:style-name="Standard"/>
      <text:p text:style-name="P1">#include &lt;stdio.h&gt; <text:s text:c="3"/></text:p>
      <text:p text:style-name="P1"><text:s text:c="4"/></text:p>
      <text:p text:style-name="P1">int mypow(int x, int y, int z); <text:s text:c="3"/></text:p>
      <text:p text:style-name="P1"><text:s text:c="4"/></text:p>
      <text:p text:style-name="P1">int main(void) { <text:s text:c="3"/></text:p>
      <text:p text:style-name="P1"><text:s text:c="8"/>int x, y, z; <text:s text:c="3"/></text:p>
      <text:p text:style-name="P1"><text:s text:c="8"/>int ret; <text:s text:c="3"/></text:p>
      <text:p text:style-name="P1"><text:s text:c="4"/></text:p>
      <text:p text:style-name="P1"><text:s text:c="8"/>printf("Enter x, y, z seperated by comma.\n"); <text:s text:c="3"/></text:p>
      <text:p text:style-name="P1"><text:s text:c="8"/>scanf("%d, %d, %d", &amp;x, &amp;y, &amp;z); <text:s text:c="3"/></text:p>
      <text:p text:style-name="P1"><text:s text:c="8"/>printf("Got x: %d, y: %d, z: %d\n", x, y, z); <text:s text:c="3"/></text:p>
      <text:p text:style-name="P1"><text:s text:c="8"/>ret = mypow(x, y, z); <text:s text:c="3"/></text:p>
      <text:p text:style-name="P1"><text:s text:c="4"/></text:p>
      <text:p text:style-name="P1"><text:s text:c="8"/>printf("mypow: %d\n", ret); <text:s text:c="3"/></text:p>
      <text:p text:style-name="P1"><text:s text:c="8"/>return 0; <text:s text:c="3"/></text:p>
      <text:p text:style-name="P1">}</text:p>
      <text:p text:style-name="Standard"/>
      <text:p text:style-name="P1">// Makefile </text:p>
      <text:p text:style-name="P1"/>
      <text:p text:style-name="P1">hello: main.c mul.asm <text:s text:c="3"/></text:p>
      <text:p text:style-name="P1"><text:s text:c="8"/>nasm -f elf -o mul.o mul.asm <text:s text:c="3"/></text:p>
      <text:p text:style-name="P1"><text:s text:c="8"/>gcc -m32 -c main.c -o main.o <text:s text:c="3"/></text:p>
      <text:p text:style-name="P1"><text:s text:c="8"/>gcc -m32 -o main.run mul.o main.o <text:s text:c="3"/></text:p>
      <text:p text:style-name="P1"><text:s text:c="4"/></text:p>
      <text:p text:style-name="P1">clean: <text:s text:c="3"/></text:p>
      <text:p text:style-name="P1"><text:s text:c="8"/>rm -f main.o <text:s text:c="3"/></text:p>
      <text:p text:style-name="P1"><text:s text:c="8"/>rm -f mul.o <text:s text:c="3"/></text:p>
      <text:p text:style-name="P1"><text:s text:c="8"/>rm -f main.run </text:p>
      <text:p text:style-name="P1"/>
      <text:p text:style-name="P1">// Output results</text:p>
      <text:p text:style-name="P1"/>
      <text:p text:style-name="P1">&lt;mattc&gt;:~/cmpe_152/lab_exercises/lab16-&gt;./main.run </text:p>
      <text:p text:style-name="P1">Enter x, y, z seperated by comma. </text:p>
      <text:p text:style-name="P1">2, 3, 4 </text:p>
      <text:p text:style-name="P1">Got x: 2, y: 3, z: 4 </text:p>
      <text:p text:style-name="P1">mypow: 4096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// <text:span text:style-name="T1">Assembly code</text:span></text:p>
      <text:p text:style-name="Standard"/>
      <text:p text:style-name="P1">SECTION .text <text:s text:c="3"/></text:p>
      <text:p text:style-name="P1">global mypow <text:s text:c="6"/></text:p>
      <text:p text:style-name="P1"><text:s text:c="4"/></text:p>
      <text:p text:style-name="P1">mypow: <text:s text:c="3"/></text:p>
      <text:p text:style-name="P1"><text:s text:c="8"/>; Make a frame for this function <text:s text:c="3"/></text:p>
      <text:p text:style-name="P1"><text:s text:c="8"/>push ebp <text:s text:c="3"/></text:p>
      <text:p text:style-name="P1"><text:s text:c="8"/>mov ebp, esp <text:s text:c="3"/></text:p>
      <text:p text:style-name="P1"><text:s text:c="8"/>; Preserve the registers <text:s text:c="3"/></text:p>
      <text:p text:style-name="P1"><text:s text:c="8"/>push ecx <text:s text:c="3"/></text:p>
      <text:p text:style-name="P1"><text:s text:c="8"/>push ebx <text:s text:c="3"/></text:p>
      <text:p text:style-name="P1"><text:s text:c="8"/>push edx <text:s text:c="3"/></text:p>
      <text:p text:style-name="P1"><text:s text:c="8"/>; Get the mypow parameters <text:s text:c="3"/></text:p>
      <text:p text:style-name="P1"><text:s text:c="8"/>mov eax, [ebp+8] <text:s/>; get x <text:s text:c="3"/></text:p>
      <text:p text:style-name="P1"><text:s text:c="8"/>mov edx, [ebp+12] ; get y <text:s text:c="3"/></text:p>
      <text:p text:style-name="P1"><text:s text:c="8"/>mov ebx, eax <text:s text:c="3"/></text:p>
      <text:p text:style-name="P1"><text:s text:c="8"/>mov ecx, 1 <text:s text:c="3"/></text:p>
      <text:p text:style-name="P1"><text:s text:c="8"/>call looppow <text:s text:c="3"/></text:p>
      <text:p text:style-name="P1">xpowy: <text:s text:c="3"/></text:p>
      <text:p text:style-name="P1"><text:s text:c="8"/>mov edx, [ebp+16] ; get z <text:s text:c="3"/></text:p>
      <text:p text:style-name="P1"><text:s text:c="8"/>mov ebx, eax <text:s text:c="3"/></text:p>
      <text:p text:style-name="P1"><text:s text:c="8"/>mov ecx, 1 <text:s text:c="3"/></text:p>
      <text:p text:style-name="P1"><text:s text:c="8"/>call looppow <text:s text:c="3"/></text:p>
      <text:p text:style-name="P1">xypowz: <text:s text:c="3"/></text:p>
      <text:p text:style-name="P1"><text:s text:c="8"/>; Resore the register <text:s text:c="3"/></text:p>
      <text:p text:style-name="P1"><text:s text:c="8"/>pop edx <text:s text:c="3"/></text:p>
      <text:p text:style-name="P1"><text:s text:c="8"/>pop ebx <text:s text:c="3"/></text:p>
      <text:p text:style-name="P1"><text:s text:c="8"/>pop ecx <text:s text:c="3"/></text:p>
      <text:p text:style-name="P1"><text:s text:c="8"/>; Take down the stack <text:s text:c="3"/></text:p>
      <text:p text:style-name="P1"><text:soft-page-break/><text:s text:c="8"/>mov esp, ebp <text:s text:c="3"/></text:p>
      <text:p text:style-name="P1"><text:s text:c="8"/>pop ebp <text:s text:c="3"/></text:p>
      <text:p text:style-name="P1"><text:s text:c="8"/>ret <text:s text:c="3"/></text:p>
      <text:p text:style-name="P1"><text:s text:c="4"/></text:p>
      <text:p text:style-name="P1">looppow: ; perform (eax * ebx) for edx loops. i.e eax ^ edx <text:s text:c="10"/>imul eax, ebx <text:s text:c="3"/></text:p>
      <text:p text:style-name="P1"><text:s text:c="8"/>add ecx, 1 <text:s text:c="6"/></text:p>
      <text:p text:style-name="P1"><text:s text:c="8"/>cmp ecx, edx <text:s/></text:p>
      <text:p text:style-name="P1"><text:s text:c="8"/>jb looppow <text:s text:c="5"/></text:p>
      <text:p text:style-name="P1"><text:s text:c="8"/>ret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16:35:35.918022107</meta:creation-date>
    <dc:date>2015-12-01T16:46:50.615995778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3" meta:paragraph-count="73" meta:word-count="233" meta:character-count="1733" meta:non-whitespace-character-count="962"/>
  </office:meta>
</office:document-meta>
</file>